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280d" officeooo:paragraph-rsid="001b280d"/>
    </style:style>
    <style:style style:name="P2" style:family="paragraph" style:parent-style-name="Standard">
      <style:paragraph-properties fo:line-height="150%"/>
      <style:text-properties officeooo:rsid="001b280d" officeooo:paragraph-rsid="001b280d"/>
    </style:style>
    <style:style style:name="P3" style:family="paragraph" style:parent-style-name="Standard">
      <style:text-properties officeooo:paragraph-rsid="001b280d"/>
    </style:style>
    <style:style style:name="P4" style:family="paragraph" style:parent-style-name="Standard">
      <style:paragraph-properties fo:line-height="150%"/>
      <style:text-properties officeooo:rsid="0016bcb9" officeooo:paragraph-rsid="0016bcb9"/>
    </style:style>
    <style:style style:name="P5" style:family="paragraph" style:parent-style-name="Standard">
      <style:paragraph-properties fo:line-height="150%"/>
      <style:text-properties officeooo:rsid="001853e7" officeooo:paragraph-rsid="001853e7"/>
    </style:style>
    <style:style style:name="P6" style:family="paragraph" style:parent-style-name="Standard">
      <style:text-properties officeooo:paragraph-rsid="001dbcc6"/>
    </style:style>
    <style:style style:name="P7" style:family="paragraph" style:parent-style-name="Standard">
      <style:paragraph-properties fo:text-align="justify" style:justify-single-word="false"/>
      <style:text-properties officeooo:paragraph-rsid="001dbcc6"/>
    </style:style>
    <style:style style:name="P8" style:family="paragraph" style:parent-style-name="Standard">
      <style:paragraph-properties fo:text-align="justify" style:justify-single-word="false"/>
      <style:text-properties officeooo:paragraph-rsid="001ee08b"/>
    </style:style>
    <style:style style:name="P9" style:family="paragraph" style:parent-style-name="Standard">
      <style:paragraph-properties fo:text-align="justify" style:justify-single-word="false"/>
      <style:text-properties officeooo:paragraph-rsid="001e6ba3"/>
    </style:style>
    <style:style style:name="P10" style:family="paragraph" style:parent-style-name="Standard">
      <style:paragraph-properties fo:text-align="justify" style:justify-single-word="false"/>
      <style:text-properties officeooo:paragraph-rsid="001fcea3"/>
    </style:style>
    <style:style style:name="P11" style:family="paragraph" style:parent-style-name="Standard">
      <style:paragraph-properties fo:text-align="justify" style:justify-single-word="false"/>
      <style:text-properties officeooo:paragraph-rsid="002006cd"/>
    </style:style>
    <style:style style:name="P12" style:family="paragraph" style:parent-style-name="Standard">
      <style:text-properties officeooo:paragraph-rsid="001e6ba3"/>
    </style:style>
    <style:style style:name="P13" style:family="paragraph" style:parent-style-name="Standard">
      <style:paragraph-properties fo:line-height="150%"/>
      <style:text-properties officeooo:rsid="002006cd" officeooo:paragraph-rsid="002006cd"/>
    </style:style>
    <style:style style:name="P14" style:family="paragraph" style:parent-style-name="Standard" style:list-style-name="L1">
      <style:paragraph-properties fo:line-height="150%"/>
      <style:text-properties officeooo:rsid="0016bcb9" officeooo:paragraph-rsid="0016bcb9"/>
    </style:style>
    <style:style style:name="P15" style:family="paragraph" style:parent-style-name="Standard" style:list-style-name="L2">
      <style:paragraph-properties fo:line-height="150%"/>
      <style:text-properties officeooo:rsid="001853e7" officeooo:paragraph-rsid="001853e7"/>
    </style:style>
    <style:style style:name="P16" style:family="paragraph" style:parent-style-name="Default">
      <style:text-properties officeooo:paragraph-rsid="001b280d"/>
    </style:style>
    <style:style style:name="P17" style:family="paragraph" style:parent-style-name="Default">
      <style:text-properties fo:font-size="12pt" officeooo:paragraph-rsid="001b280d" fo:background-color="#b2b2b2" style:font-size-asian="12pt" style:font-size-complex="12pt"/>
    </style:style>
    <style:style style:name="P18" style:family="paragraph" style:parent-style-name="Default">
      <style:text-properties officeooo:rsid="001b280d" officeooo:paragraph-rsid="001b280d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text-properties style:use-window-font-color="true" fo:font-size="16pt" style:font-size-asian="16pt" style:font-size-complex="16pt"/>
    </style:style>
    <style:style style:name="T1" style:family="text">
      <style:text-properties fo:font-size="12pt" fo:background-color="#b2b2b2" loext:char-shading-value="0" style:font-size-asian="12pt" style:font-size-complex="12pt"/>
    </style:style>
    <style:style style:name="T2" style:family="text">
      <style:text-properties style:use-window-font-color="true" style:font-name="Liberation Serif" fo:font-size="12pt" fo:background-color="transparent" loext:char-shading-value="0" style:font-size-asian="12pt" style:font-size-complex="12pt"/>
    </style:style>
    <style:style style:name="T3" style:family="text">
      <style:text-properties style:use-window-font-color="true" style:font-name="Liberation Serif" fo:font-size="12pt" officeooo:rsid="001b280d" fo:background-color="transparent" loext:char-shading-value="0" style:font-size-asian="12pt" style:font-size-complex="12pt"/>
    </style:style>
    <style:style style:name="T4" style:family="text">
      <style:text-properties style:use-window-font-color="true" style:font-name="Liberation Serif" fo:font-size="12pt" officeooo:rsid="001c4a3c" fo:background-color="transparent" loext:char-shading-value="0" style:font-size-asian="12pt" style:font-size-complex="12pt"/>
    </style:style>
    <style:style style:name="T5" style:family="text">
      <style:text-properties style:use-window-font-color="true" style:font-name="Liberation Serif" fo:font-size="12pt" officeooo:rsid="001dbcc6" fo:background-color="transparent" loext:char-shading-value="0" style:font-size-asian="12pt" style:font-size-complex="12pt"/>
    </style:style>
    <style:style style:name="T6" style:family="text">
      <style:text-properties style:use-window-font-color="true" style:font-name="Liberation Serif" fo:font-size="12pt" officeooo:rsid="001e6ba3" fo:background-color="transparent" loext:char-shading-value="0" style:font-size-asian="12pt" style:font-size-complex="12pt"/>
    </style:style>
    <style:style style:name="T7" style:family="text">
      <style:text-properties style:use-window-font-color="true" style:font-name="Liberation Serif" fo:font-size="12pt" officeooo:rsid="001ee08b" fo:background-color="transparent" loext:char-shading-value="0" style:font-size-asian="12pt" style:font-size-complex="12pt"/>
    </style:style>
    <style:style style:name="T8" style:family="text">
      <style:text-properties style:use-window-font-color="true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style:use-window-font-color="true" style:font-name="Liberation Serif" fo:font-size="12pt" fo:font-weight="bold" officeooo:rsid="001dbcc6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Liberation Serif" fo:font-size="12pt" fo:font-weight="bold" officeooo:rsid="001ee08b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bold" officeooo:rsid="001dbcc6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bold" officeooo:rsid="001fcea3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e6ba3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fcea3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006cd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0000cc" fo:font-size="16pt" style:font-size-asian="16pt" style:font-size-complex="16pt"/>
    </style:style>
    <style:style style:name="T17" style:family="text">
      <style:text-properties fo:color="#ff3333" fo:font-size="16pt" style:font-size-asian="16pt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use-window-font-color="true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head_20_1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 que não algorrimos </text:p>
      <text:p text:style-name="P4">são um conjunto de passos finitos organizados, que quando executados, resolvem um determinado problema. - Mazanno</text:p>
      <text:p text:style-name="P4"/>
      <text:p text:style-name="P5">algoritmos são criados para resolver problemas que seriam resolvidos manualmente </text:p>
      <text:p text:style-name="P4"/>
      <text:p text:style-name="P4">atravessar um rua – fazer um café </text:p>
      <text:p text:style-name="P4"/>
      <text:p text:style-name="P4">a ordem é importante</text:p>
      <text:p text:style-name="P4"/>
      <text:p text:style-name="P4">raciocionio lógico – lógica de programação – visualg</text:p>
      <text:p text:style-name="P4"/>
      <text:p text:style-name="P4">fluxograma // Nassi Shneiderman //portugol pseudocodigo – não é uma linguagem de programacao </text:p>
      <text:p text:style-name="P4"/>
      <text:p text:style-name="P4">variaveis – armario com suas dimensoes que para colocar em um lugar, este deve estar vazio para se <text:s/>colocar outro </text:p>
      <text:p text:style-name="P4"/>
      <text:p text:style-name="P4"/>
      <text:p text:style-name="P4"/>
      <text:p text:style-name="P4"><text:tab/>var identificador: tipo</text:p>
      <text:p text:style-name="P4"/>
      <text:list xml:id="list7986610396208549162" text:style-name="L1">
        <text:list-item>
          <text:p text:style-name="P14">comecar com uma letra</text:p>
        </text:list-item>
        <text:list-item>
          <text:p text:style-name="P14">não usar nenhum símbolo, somente underscore - _</text:p>
        </text:list-item>
        <text:list-item>
          <text:p text:style-name="P14">não conter espaços vazios (em branco)</text:p>
        </text:list-item>
        <text:list-item>
          <text:p text:style-name="P14">não conter palavras com acentos</text:p>
        </text:list-item>
        <text:list-item>
          <text:p text:style-name="P14">não conter palavras reservadas da linguagem </text:p>
        </text:list-item>
      </text:list>
      <text:p text:style-name="P4"/>
      <text:p text:style-name="P4"/>
      <text:p text:style-name="P5">tipos primitivos</text:p>
      <text:list xml:id="list8701971281551486439" text:style-name="L2">
        <text:list-item>
          <text:p text:style-name="P15">inteiros - </text:p>
        </text:list-item>
        <text:list-item>
          <text:p text:style-name="P15">real – 3.14 , <text:s/>0.5</text:p>
        </text:list-item>
        <text:list-item>
          <text:p text:style-name="P15">caractere – (string) – não segue as regras dos identificadores e “” - “012” , “alexsandro”</text:p>
        </text:list-item>
        <text:list-item>
          <text:p text:style-name="P15"><text:soft-page-break/>Logico – verdadeiro e falso</text:p>
        </text:list-item>
      </text:list>
      <text:p text:style-name="P5"/>
      <text:p text:style-name="P5">claudio morgado </text:p>
      <text:p text:style-name="P5"/>
      <text:p text:style-name="P5"/>
      <text:p text:style-name="P13"/>
      <text:p text:style-name="P5"/>
      <text:p text:style-name="P5"/>
      <text:p text:style-name="P5"/>
      <text:p text:style-name="P2">O primeiro programa em C, como em qualquer outra linguagem será o “Alô Mundo”. O código fonte dele fica:</text:p>
      <text:p text:style-name="P1"/>
      <text:h text:style-name="P16" text:outline-level="1"><text:span text:style-name="T1"><text:s/></text:span><text:bookmark-start text:name="__DdeLink__354_854290183"/><text:span text:style-name="T1">1 <text:s/></text:span><text:span text:style-name="style9"><text:span text:style-name="T1">#include &lt;stdio.h&gt;<text:tab/><text:tab/><text:tab/><text:tab/><text:tab/><text:tab/><text:tab/><text:tab/><text:tab/><text:tab/><text:tab/><text:tab/><text:tab/><text:tab/><text:tab/><text:tab/></text:span></text:span></text:h>
      <text:h text:style-name="P16" text:outline-level="1"><text:span text:style-name="T1"><text:s/>2 <text:s/></text:span><text:span text:style-name="style9"><text:span text:style-name="T1">#include &lt;locale.h&gt;<text:tab/><text:tab/><text:tab/><text:tab/><text:tab/><text:tab/><text:tab/><text:tab/><text:tab/><text:tab/><text:tab/><text:tab/><text:tab/><text:tab/><text:tab/><text:tab/></text:span></text:span></text:h>
      <text:h text:style-name="P17" text:outline-level="1"><text:s/>3<text:tab/><text:tab/><text:tab/> <text:s/><text:tab/><text:tab/><text:tab/><text:tab/><text:tab/><text:tab/><text:tab/><text:tab/><text:tab/><text:tab/><text:tab/><text:tab/><text:tab/><text:tab/><text:tab/><text:tab/><text:tab/><text:tab/><text:tab/><text:tab/></text:h>
      <text:h text:style-name="P16" text:outline-level="1"><text:span text:style-name="T1"><text:s/>4 <text:s/></text:span><text:span text:style-name="style5"><text:span text:style-name="T1">int </text:span></text:span><text:span text:style-name="style11"><text:span text:style-name="T1">main</text:span></text:span><text:span text:style-name="style10"><text:span text:style-name="T1">()<text:tab/><text:tab/><text:tab/><text:tab/><text:tab/><text:tab/><text:tab/><text:tab/><text:tab/><text:tab/><text:tab/><text:tab/><text:tab/><text:tab/><text:tab/><text:tab/><text:tab/><text:tab/><text:tab/></text:span></text:span></text:h>
      <text:h text:style-name="P16" text:outline-level="1"><text:span text:style-name="T1"><text:s/>5 <text:s/></text:span><text:span text:style-name="style10"><text:span text:style-name="T1">{<text:tab/><text:tab/><text:tab/><text:tab/><text:tab/><text:tab/><text:tab/><text:tab/><text:tab/><text:tab/><text:tab/><text:tab/><text:tab/><text:tab/><text:tab/><text:tab/><text:tab/><text:tab/><text:tab/><text:tab/><text:tab/><text:tab/></text:span></text:span></text:h>
      <text:h text:style-name="P16" text:outline-level="1"><text:span text:style-name="T1"><text:s/>6 <text:s text:c="5"/></text:span><text:span text:style-name="style11"><text:span text:style-name="T1">setlocale</text:span></text:span><text:span text:style-name="style10"><text:span text:style-name="T1">(</text:span></text:span><text:span text:style-name="style11"><text:span text:style-name="T1">LC_ALL </text:span></text:span><text:span text:style-name="style10"><text:span text:style-name="T1">, </text:span></text:span><text:span text:style-name="style6"><text:span text:style-name="T1">""</text:span></text:span><text:span text:style-name="style10"><text:span text:style-name="T1">);<text:tab/><text:tab/><text:tab/><text:tab/><text:tab/><text:tab/><text:tab/><text:tab/><text:tab/><text:tab/><text:tab/><text:tab/><text:tab/></text:span></text:span></text:h>
      <text:h text:style-name="P16" text:outline-level="1"><text:span text:style-name="T1"><text:s/>7 <text:s text:c="5"/></text:span><text:span text:style-name="style11"><text:span text:style-name="T1">printf</text:span></text:span><text:span text:style-name="style10"><text:span text:style-name="T1">(</text:span></text:span><text:span text:style-name="style6"><text:span text:style-name="T1">"Alô Mundo"</text:span></text:span><text:span text:style-name="style10"><text:span text:style-name="T1">);<text:tab/><text:tab/><text:tab/><text:tab/><text:tab/><text:tab/><text:tab/><text:tab/><text:tab/><text:tab/><text:tab/><text:tab/><text:tab/><text:tab/></text:span></text:span></text:h>
      <text:h text:style-name="P17" text:outline-level="1"><text:s/>8 <text:s text:c="5"/><text:tab/><text:tab/><text:tab/><text:tab/><text:tab/><text:tab/><text:tab/><text:tab/><text:tab/><text:tab/><text:tab/><text:tab/><text:tab/><text:tab/><text:tab/><text:tab/><text:tab/><text:tab/><text:tab/><text:tab/><text:tab/></text:h>
      <text:h text:style-name="P16" text:outline-level="1"><text:span text:style-name="T1"><text:s/>9 <text:s text:c="5"/></text:span><text:span text:style-name="style5"><text:span text:style-name="T1">return </text:span></text:span><text:span text:style-name="style4"><text:span text:style-name="T1">0</text:span></text:span><text:span text:style-name="style10"><text:span text:style-name="T1">;<text:tab/><text:tab/><text:tab/><text:tab/><text:tab/><text:tab/><text:tab/><text:tab/><text:tab/><text:tab/><text:tab/><text:tab/><text:tab/><text:tab/><text:tab/><text:tab/><text:tab/><text:tab/></text:span></text:span></text:h>
      <text:h text:style-name="P18" text:outline-level="1"><text:span text:style-name="T1">10 <text:s/></text:span><text:span text:style-name="style10"><text:span text:style-name="T1">}<text:tab/></text:span></text:span><text:bookmark-end text:name="__DdeLink__354_854290183"/><text:span text:style-name="style10"><text:span text:style-name="T1"><text:tab/><text:tab/><text:tab/><text:tab/><text:tab/><text:tab/><text:tab/><text:tab/><text:tab/><text:tab/><text:tab/><text:tab/><text:tab/><text:tab/><text:tab/><text:tab/><text:tab/><text:tab/><text:tab/><text:tab/><text:tab/></text:span></text:span></text:h>
      <text:h text:style-name="P18" text:outline-level="1"><text:span text:style-name="style10"><text:span text:style-name="T1"/></text:span></text:h>
      <text:h text:style-name="P18" text:outline-level="1"><text:span text:style-name="style10"><text:span text:style-name="T1"/></text:span></text:h>
      <text:p text:style-name="Standard"><text:span text:style-name="style10"><text:span text:style-name="T2">Esmiuçando linha a linha teremos:</text:span></text:span></text:p>
      <text:p text:style-name="Standard"><text:span text:style-name="style10"><text:span text:style-name="T2"/></text:span></text:p>
      <text:p text:style-name="P3"><text:span text:style-name="style10"><text:span text:style-name="T8"># include</text:span></text:span><text:span text:style-name="style10"><text:span text:style-name="T2"> <text:s/>→</text:span></text:span><text:span text:style-name="style10"><text:span text:style-name="T3"> </text:span></text:span><text:span text:style-name="style10"><text:span text:style-name="T2"><text:s/>Estamos incluindo algo, mas o que? </text:span></text:span><text:span text:style-name="style10"><text:span text:style-name="T3">O item que está entre &lt;&gt;, ou seja, </text:span></text:span></text:p>
      <text:p text:style-name="P3"><draw:frame text:anchor-type="paragraph" draw:z-index="0" draw:style-name="gr1" draw:text-style-name="P19" svg:width="9.704cm" svg:height="1.318cm" svg:x="1.099cm" svg:y="0.37cm"><draw:text-box><text:p><text:span text:style-name="T16">std</text:span><text:span text:style-name="T16"><text:tab/></text:span><text:span text:style-name="T16"><text:tab/></text:span><text:span text:style-name="T16"><text:tab/></text:span><text:span text:style-name="T17">io</text:span><text:span text:style-name="T17"><text:tab/></text:span><text:span text:style-name="T17"><text:tab/></text:span><text:span text:style-name="T17"><text:tab/></text:span><text:span text:style-name="T18">.h</text:span></text:p></draw:text-box></draw:frame><draw:line text:anchor-type="paragraph" draw:z-index="1" draw:style-name="gr2" draw:text-style-name="P20" svg:x1="1.494cm" svg:y1="1.085cm" svg:x2="1.494cm" svg:y2="2.595cm"><text:p/></draw:line><draw:frame text:anchor-type="paragraph" draw:z-index="2" draw:style-name="gr3" draw:text-style-name="P21" svg:width="2.324cm" svg:height="1.235cm" svg:x="0.416cm" svg:y="2.595cm"><draw:text-box><text:p text:style-name="P20"><text:span text:style-name="T19">standard</text:span></text:p><text:p text:style-name="P20"><text:span text:style-name="T19">padrão</text:span></text:p></draw:text-box></draw:frame><draw:line text:anchor-type="paragraph" draw:z-index="3" draw:style-name="gr2" draw:text-style-name="P20" svg:x1="5.088cm" svg:y1="1.017cm" svg:x2="5.088cm" svg:y2="2.527cm"><text:p/></draw:line><draw:line text:anchor-type="paragraph" draw:z-index="5" draw:style-name="gr2" draw:text-style-name="P20" svg:x1="9.034cm" svg:y1="0.973cm" svg:x2="9.034cm" svg:y2="2.483cm"><text:p/></draw:line><draw:frame text:anchor-type="paragraph" draw:z-index="4" draw:style-name="gr3" draw:text-style-name="P21" svg:width="3.066cm" svg:height="1.235cm" svg:x="3.614cm" svg:y="2.551cm"><draw:text-box><text:p text:style-name="P20"><text:span text:style-name="T19">input/ouput</text:span></text:p><text:p text:style-name="P20"><text:span text:style-name="T19">(entrada/saída)</text:span></text:p></draw:text-box></draw:frame><text:span text:style-name="style10"><text:span text:style-name="T3"/></text:span></text:p>
      <text:p text:style-name="P3"><text:span text:style-name="style10"><text:span text:style-name="T3"/></text:span></text:p>
      <text:p text:style-name="P3"><text:span text:style-name="style10"><text:span text:style-name="T3"/></text:span></text:p>
      <text:p text:style-name="P3"><text:span text:style-name="style10"><text:span text:style-name="T3"/></text:span></text:p>
      <text:p text:style-name="P3"><text:span text:style-name="style10"><text:span text:style-name="T3"/></text:span></text:p>
      <text:p text:style-name="P3"><draw:frame text:anchor-type="paragraph" draw:z-index="6" draw:style-name="gr3" draw:text-style-name="P21" svg:width="3.066cm" svg:height="1.235cm" svg:x="7.583cm" svg:y="0.104cm"><draw:text-box><text:p text:style-name="P20"><text:span text:style-name="T19">header</text:span></text:p><text:p text:style-name="P20"><text:span text:style-name="T19">(cabeçalho)</text:span></text:p></draw:text-box></draw:frame><text:span text:style-name="style10"><text:span text:style-name="T3"/></text:span></text:p>
      <text:p text:style-name="P3"><text:span text:style-name="style10"><text:span text:style-name="T3"/></text:span></text:p>
      <text:p text:style-name="P3"><text:span text:style-name="style10"><text:span text:style-name="T3"/></text:span></text:p>
      <text:p text:style-name="P3"><text:span text:style-name="style10"><text:span text:style-name="T3"/></text:span></text:p>
      <text:p text:style-name="P3"><text:span text:style-name="style10"><text:span text:style-name="T3"/></text:span></text:p>
      <text:p text:style-name="P7"><text:span text:style-name="style10"><text:span text:style-name="T4">Agora fica mais </text:span></text:span><text:span text:style-name="style10"><text:span text:style-name="T5">bem fácil de entender! No caso da linha 01, estamos incluindo para ao programa a manipulação de dados pelos dispositivos de entrada e saída, no caso teclado e monitor respectivamente.</text:span></text:span></text:p>
      <text:p text:style-name="P7"><text:span text:style-name="style10"><text:span text:style-name="T5"/></text:span></text:p>
      <text:p text:style-name="P6"><text:span text:style-name="style10"><text:span text:style-name="T5">Da mesma forma podemos imaginar que na linha 02, estamos adicionando a possibilidade de escrever os caracteres do idioma português, algo que não é possível nativamente na linguagem C, uma vez que o idioma da linguagem é o inglês. E essa “importação” do idioma se faz na linha 06.</text:span></text:span></text:p>
      <text:p text:style-name="P6"><text:soft-page-break/><text:span text:style-name="style10"><text:span text:style-name="T5"/></text:span></text:p>
      <text:p text:style-name="P8"><text:span text:style-name="style10"><text:span text:style-name="T9">i</text:span></text:span><text:span text:style-name="style10"><text:span text:style-name="T10">nt main</text:span></text:span><text:span text:style-name="style10"><text:span text:style-name="T5"> </text:span></text:span><text:span text:style-name="style10"><text:span text:style-name="T7">()</text:span></text:span><text:span text:style-name="style10"><text:span text:style-name="T5"> → </text:span></text:span><text:span text:style-name="style10"><text:span text:style-name="T7">Função principal, ou aquela que será executada primeiramente no programa. Observe que ela contém duas chaves abrindo e fechando um bloco de instruções.</text:span></text:span></text:p>
      <text:p text:style-name="P8"><text:span text:style-name="style10"><text:span text:style-name="T7"/></text:span></text:p>
      <text:p text:style-name="P8"><text:span text:style-name="style10"><text:span text:style-name="T7"/></text:span></text:p>
      <text:p text:style-name="P8"><text:bookmark-start text:name="__DdeLink__359_854290183"/><text:span text:style-name="style10"><text:span text:style-name="T9">print</text:span></text:span><text:span text:style-name="style10"><text:span text:style-name="T10">f</text:span></text:span><text:span text:style-name="style10"><text:span text:style-name="T5"> </text:span></text:span><text:span text:style-name="style10"><text:span text:style-name="T7">()</text:span></text:span><text:span text:style-name="style10"><text:span text:style-name="T5"> → </text:span></text:span><text:bookmark-end text:name="__DdeLink__359_854290183"/><text:span text:style-name="style10"><text:span text:style-name="T7">Como o nome já explica, essa função irá imprimir na tela alguma coisa, mas como? </text:span></text:span></text:p>
      <text:p text:style-name="P6"><text:span text:style-name="style10"><text:span text:style-name="T5"/></text:span></text:p>
      <text:p text:style-name="P12"><draw:frame text:anchor-type="paragraph" draw:z-index="7" draw:style-name="gr1" draw:text-style-name="P22" svg:width="6.485cm" svg:height="1.318cm" svg:x="1.099cm" svg:y="0.37cm"><draw:text-box><text:p><text:span text:style-name="T20">print</text:span><text:span text:style-name="T20"><text:tab/></text:span><text:span text:style-name="T20"> <text:s text:c="6"/>f</text:span></text:p></draw:text-box></draw:frame><draw:line text:anchor-type="paragraph" draw:z-index="8" draw:style-name="gr2" draw:text-style-name="P20" svg:x1="1.494cm" svg:y1="1.085cm" svg:x2="1.494cm" svg:y2="2.595cm"><text:p/></draw:line><draw:frame text:anchor-type="paragraph" draw:z-index="9" draw:style-name="gr3" draw:text-style-name="P21" svg:width="2.324cm" svg:height="1.235cm" svg:x="0.416cm" svg:y="2.595cm"><draw:text-box><text:p text:style-name="P20"><text:span text:style-name="T19">impressão</text:span></text:p></draw:text-box></draw:frame><draw:frame text:anchor-type="paragraph" draw:z-index="11" draw:style-name="gr3" draw:text-style-name="P21" svg:width="3.066cm" svg:height="1.235cm" svg:x="3.614cm" svg:y="2.551cm"><draw:text-box><text:p text:style-name="P20"><text:span text:style-name="T19">formatted</text:span></text:p><text:p text:style-name="P20"><text:span text:style-name="T19">(formatada)</text:span></text:p></draw:text-box></draw:frame><text:span text:style-name="style10"><text:span text:style-name="T3"/></text:span></text:p>
      <text:p text:style-name="P12"><text:span text:style-name="style10"><text:span text:style-name="T3"/></text:span></text:p>
      <text:p text:style-name="P12"><draw:line text:anchor-type="paragraph" draw:z-index="10" draw:style-name="gr2" draw:text-style-name="P20" svg:x1="4.956cm" svg:y1="0.052cm" svg:x2="4.956cm" svg:y2="1.562cm"><text:p/></draw:line><text:span text:style-name="style10"><text:span text:style-name="T3"/></text:span></text:p>
      <text:p text:style-name="P12"><text:span text:style-name="style10"><text:span text:style-name="T3"/></text:span></text:p>
      <text:p text:style-name="P12"><text:span text:style-name="style10"><text:span text:style-name="T3"/></text:span></text:p>
      <text:p text:style-name="P12"><text:span text:style-name="style10"><text:span text:style-name="T3"/></text:span></text:p>
      <text:p text:style-name="P12"><text:span text:style-name="style10"><text:span text:style-name="T3"/></text:span></text:p>
      <text:p text:style-name="P12"><text:span text:style-name="style10"><text:span text:style-name="T3"/></text:span></text:p>
      <text:p text:style-name="P12"><text:span text:style-name="style10"><text:span text:style-name="T7"/></text:span></text:p>
      <text:p text:style-name="P9"><text:span text:style-name="style10"><text:span text:style-name="T7">A impressão </text:span></text:span><text:span text:style-name="style10"><text:span text:style-name="T6">na tela </text:span></text:span><text:span text:style-name="style10"><text:span text:style-name="T7">terá um </text:span></text:span><text:span text:style-name="style10"><text:span text:style-name="T6">formato determinado pelo programador. Observe que nessa função, o texto, conjunto de caracteres ou strings são digitados dentro do símbolo das aspas </text:span></text:span><text:span text:style-name="style10"><text:span text:style-name="T7">duplas</text:span></text:span><text:span text:style-name="style10"><text:span text:style-name="T6">.</text:span></text:span></text:p>
      <text:p text:style-name="P9"><text:span text:style-name="style10"><text:span text:style-name="T6"/></text:span></text:p>
      <text:p text:style-name="P10"><text:span text:style-name="style10"><text:span text:style-name="T12">r</text:span></text:span><text:span text:style-name="style10"><text:span text:style-name="T11">eturn 0 → </text:span></text:span><text:span text:style-name="style10"><text:span text:style-name="T13">retorno da função, alguns sistemas operacionais podem encarar como erro </text:span></text:span><text:span text:style-name="style10"><text:span text:style-name="T14">o fato de não retornarmos nada da função principal, então pode deixar com essa linha. Você pode testar sem essa linha, caso não funcione a coloque novamente.</text:span></text:span></text:p>
      <text:p text:style-name="P10"><text:span text:style-name="style10"><text:span text:style-name="T14"/></text:span></text:p>
      <text:p text:style-name="P10"><text:span text:style-name="style10"><text:span text:style-name="T14"/></text:span></text:p>
      <text:p text:style-name="P11"><text:span text:style-name="style10"><text:span text:style-name="T15">Papo mais técnico </text:span></text:span></text:p>
      <text:p text:style-name="P11"><text:span text:style-name="style10"><text:span text:style-name="T15"/></text:span></text:p>
      <text:p text:style-name="P11"><text:span text:style-name="style10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_20_1" draw:display-name="Arrowhead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 style:class="text">
      <style:text-properties style:font-name="Courier New" fo:font-family="'Courier New'" fo:font-size="8pt"/>
    </style:style>
    <style:style style:name="Numbering_20_Symbols" style:display-name="Numbering Symbols" style:family="text"/>
    <style:style style:name="style10" style:family="text">
      <style:text-properties fo:color="#ff0000" style:font-name="Courier New" fo:font-family="'Courier New'"/>
    </style:style>
    <style:style style:name="style9" style:family="text">
      <style:text-properties fo:color="#00a000" style:font-name="Courier New" fo:font-family="'Courier New'"/>
    </style:style>
    <style:style style:name="style5" style:family="text">
      <style:text-properties fo:color="#0000a0" style:font-name="Courier New" fo:font-family="'Courier New'" fo:font-weight="bold"/>
    </style:style>
    <style:style style:name="style11" style:family="text">
      <style:text-properties fo:color="#000000" style:font-name="Courier New" fo:font-family="'Courier New'" fo:background-color="#ffffff"/>
    </style:style>
    <style:style style:name="style6" style:family="text">
      <style:text-properties fo:color="#0000ff" style:font-name="Courier New" fo:font-family="'Courier New'"/>
    </style:style>
    <style:style style:name="style4" style:family="text">
      <style:text-properties fo:color="#f000f0" style:font-name="Courier New" fo:font-family="'Courier New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2:59:16.981000000</meta:creation-date>
    <dc:date>2016-07-26T17:38:12.710530996</dc:date>
    <meta:editing-duration>PT49M45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3" meta:paragraph-count="40" meta:word-count="411" meta:character-count="2668" meta:non-whitespace-character-count="2060"/>
  </office:meta>
</office:document-meta>
</file>